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master-page-name="Standard">
      <style:paragraph-properties style:page-number="auto"/>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egration</text:p>
      <text:p text:style-name="Standard"><text:bookmark text:name="_GoBack"/></text:p>
      <text:p text:style-name="P1">Agile programming is the technique of solving software development programming problems as they occur. This is achieved by constantly recompiling pieces of code and ensuring they work to some specified rules. Initially we broke into 4 groups focusing on separate aspects of the game. We began by not using an agile approach, developing some parts of the game too far without integration which resulted in a piece not being finished showing the risk of not integrating often. Each sub group would consider their own design, implementation and testing for their element of the game. </text:p>
      <text:p text:style-name="P1">After certain pieces of the game were complete an attempt was made to fuse them together. It became immediately clear that integrating aspects of the game together was a very cumbersome problem that took a lot of effort to solve. The main issue arose due to the dependency of modules within our game, we had to ensure that certain libraries were only included once and in an order which made our libraries available to any later modules which required them. </text:p>
      <text:p text:style-name="P1">One potential issue when integrating work is that without communicating some standards, members can produce conflicting code and styles. Initially different subgroups were using two different versions of SDL as well using different approaches for displaying images. One method is bliting to surface the other is using a renderer. Fortunately through group meetings the point was raised early and we committed to using renderers and SDL2. </text:p>
      <text:p text:style-name="P1">Once parts of the game had been integrated together we moved towards agile development. Work that members of the group were producing were immediately combined and the entire game complied known as contiguous integration, with the help of github the team would combine our work together often during working periods. It allowed the team to assess our progress more effectively and we were able to make more accurate predictions on how long a new feature would take to implement.</text:p>
      <text:p text:style-name="P1"><text:soft-page-break/>This process is all about moving onto the next stage once the previous is completed. Using the waterfall approach one would need to decide at the start of the project the entire list of features appearing within the game. We began the project with it already in mind that our game would probably evolve with new ideas and as our programming skills improved we would want to improve older cod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cm" fo:margin-bottom="0.282cm" loext:contextual-spacing="false" fo:line-height="107%"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Jones</meta:initial-creator>
    <dc:creator>Jack Williams</dc:creator>
    <meta:editing-cycles>3</meta:editing-cycles>
    <meta:creation-date>2016-01-25T16:42:00</meta:creation-date>
    <dc:date>2016-01-25T16:45:20.693010336</dc:date>
    <meta:editing-duration>PT25S</meta:editing-duration>
    <meta:generator>LibreOffice/4.3.7.2$Linux_X86_64 LibreOffice_project/430$Build-2</meta:generator>
    <meta:document-statistic meta:table-count="0" meta:image-count="0" meta:object-count="0" meta:page-count="2" meta:paragraph-count="6" meta:word-count="390" meta:character-count="2359" meta:non-whitespace-character-count="197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